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33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AuthN">
      <style:graphic-properties draw:textarea-horizontal-align="justify" draw:textarea-vertical-align="middle" draw:auto-grow-height="false" fo:min-height="1.27cm" fo:min-width="7.809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4.373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4.084cm" fo:min-width="10.37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AuthN">
      <style:graphic-properties draw:textarea-horizontal-align="justify" draw:textarea-vertical-align="middle" draw:auto-grow-height="false" fo:min-height="1.27cm" fo:min-width="10.033cm"/>
    </style:style>
    <style:style style:name="gr15" style:family="graphic" style:parent-style-name="Misc_20_B">
      <style:graphic-properties draw:textarea-horizontal-align="justify" draw:textarea-vertical-align="middle" draw:auto-grow-height="false" fo:min-height="1.27cm" fo:min-width="10.03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AuthN">
      <style:graphic-properties draw:textarea-horizontal-align="justify" draw:textarea-vertical-align="middle" draw:auto-grow-height="false" fo:min-height="1.27cm" fo:min-width="7.29cm"/>
    </style:style>
    <style:style style:name="gr18" style:family="graphic" style:parent-style-name="AuthN">
      <style:graphic-properties draw:textarea-horizontal-align="justify" draw:textarea-vertical-align="middle" draw:auto-grow-height="false" fo:min-height="1.288cm" fo:min-width="6.795cm"/>
    </style:style>
    <style:style style:name="gr19" style:family="graphic" style:parent-style-name="AuthN">
      <style:graphic-properties draw:textarea-horizontal-align="justify" draw:textarea-vertical-align="middle" draw:auto-grow-height="false" fo:min-height="1.463cm" fo:min-width="7.17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21" style:family="graphic" style:parent-style-name="standard">
      <style:graphic-properties svg:stroke-color="#000000" draw:textarea-vertical-align="middle"/>
    </style:style>
    <style:style style:name="gr22" style:family="graphic" style:parent-style-name="AuthZ">
      <style:graphic-properties svg:stroke-color="#0f2080" draw:fill-color="#85c0f9" draw:textarea-horizontal-align="justify" draw:textarea-vertical-align="middle" draw:auto-grow-height="false" fo:min-height="1.376cm" fo:min-width="10.266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center"/>
      <style:text-properties style:font-name="Liberation Sans1" style:font-weight-asian="bold" style:font-weight-complex="bold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  <style:text-properties fo:color="#000000"/>
    </style:style>
    <style:style style:name="P10" style:family="paragraph">
      <loext:graphic-properties draw:fill-color="#85c0f9"/>
      <style:paragraph-properties fo:text-align="center"/>
      <style:text-properties fo:color="#000000" style:font-name="Liberation Sans1"/>
    </style:style>
    <style:style style:name="P11" style:family="paragraph">
      <loext:graphic-properties draw:fill="none"/>
      <style:paragraph-properties fo:text-align="center"/>
      <style:text-properties style:font-name="Liberation San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 fo:font-weight="bold" style:font-weight-asian="bold" style:font-weight-complex="bold"/>
    </style:style>
    <style:style style:name="T4" style:family="text">
      <style:text-properties fo:color="#000000"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06cm" svg:y="0.211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66cm" svg:y="3.443cm">
          <text:p text:style-name="P2"><text:span text:style-name="T2">Bea</text:span><text:span text:style-name="T2">rerT</text:span><text:span text:style-name="T2">oke</text:span><text:span text:style-name="T2">n</text:span><text:span text:style-name="T2"><text:line-break/></text:span><text:span text:style-name="T2">Aut</text:span><text:span text:style-name="T2">hen</text:span><text:span text:style-name="T2">tica</text:span><text:span text:style-name="T2">tion</text:span><text:span text:style-name="T2">Filt</text:span><text:span text:style-name="T2">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2.343cm" svg:x2="4.741cm" svg:y2="3.486cm" svg:d="M4741 2343v1143" svg:viewBox="0 0 1 1144">
          <text:p/>
        </draw:connector>
        <draw:custom-shape draw:style-name="gr4" draw:text-style-name="P5" draw:layer="layout" svg:width="8.1cm" svg:height="6.187cm" svg:x="0.641cm" svg:y="1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4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70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5.044cm" svg:x2="4.741cm" svg:y2="6.187cm" svg:d="M4741 5044v1143" svg:viewBox="0 0 1 1144">
          <text:p/>
        </draw:connector>
        <draw:custom-shape draw:style-name="gr6" draw:text-style-name="P7" draw:layer="layout" svg:width="7.809cm" svg:height="1.27cm" svg:x="11.806cm" svg:y="4.202cm">
          <text:p text:style-name="P2"><text:span text:style-name="T3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296cm" svg:height="1.031cm" svg:x="10.447cm" svg:y="5.862cm">
          <draw:text-box>
            <text:p><text:span text:style-name="T1">A</text:span><text:span text:style-name="T1">u</text:span><text:span text:style-name="T1">t</text:span><text:span text:style-name="T1">h</text:span><text:span text:style-name="T1">e</text:span><text:span text:style-name="T1">n</text:span><text:span text:style-name="T1">ti</text:span><text:span text:style-name="T1">c</text:span><text:span text:style-name="T1">a</text:span><text:span text:style-name="T1">t</text:span><text:span text:style-name="T1">e</text:span><text:span text:style-name="T1">d</text:span><text:span text:style-name="T1">?</text:span></text:p>
          </draw:text-box>
        </draw:frame>
        <draw:custom-shape draw:style-name="gr8" draw:text-style-name="P4" xml:id="id4" draw:id="id4" draw:layer="layout" svg:width="1.143cm" svg:height="1.143cm" svg:x="14.979cm" svg:y="7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8.1cm" svg:height="4.675cm" svg:x="0.641cm" svg:y="9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0.922cm" svg:height="4.386cm" svg:x="10.089cm" svg:y="9.949cm">
          <text:p/>
          <draw:enhanced-geometry svg:viewBox="0 0 21600 21600" draw:type="rectangle" draw:enhanced-path="M 0 0 L 21600 0 21600 21600 0 21600 0 0 Z N"/>
        </draw:custom-shape>
        <draw:line draw:style-name="gr11" draw:text-style-name="P4" xml:id="id3" draw:id="id3" draw:layer="layout" svg:x1="4.713cm" svg:y1="7.634cm" svg:x2="4.714cm" svg:y2="10.014cm">
          <text:p/>
        </draw:line>
        <draw:line draw:style-name="gr11" draw:text-style-name="P4" draw:layer="layout" svg:x1="15.55cm" svg:y1="8.204cm" svg:x2="15.55cm" svg:y2="9.982cm">
          <text:p/>
        </draw:line>
        <draw:frame draw:style-name="gr12" draw:text-style-name="P1" draw:layer="layout" svg:width="2.585cm" svg:height="0.962cm" svg:x="1.589cm" svg:y="8.296cm">
          <draw:text-box>
            <text:p><text:span text:style-name="T1">Failure</text:span></text:p>
          </draw:text-box>
        </draw:frame>
        <draw:frame draw:style-name="gr13" draw:text-style-name="P1" draw:layer="layout" svg:width="3.072cm" svg:height="0.962cm" svg:x="12.095cm" svg:y="8.234cm">
          <draw:text-box>
            <text:p><text:span text:style-name="T1">Succe</text:span><text:span text:style-name="T1">ss</text:span></text:p>
          </draw:text-box>
        </draw:frame>
        <draw:custom-shape draw:style-name="gr14" draw:text-style-name="P7" draw:layer="layout" svg:width="10.033cm" svg:height="1.27cm" svg:x="10.597cm" svg:y="10.308cm">
          <text:p text:style-name="P2"><text:span text:style-name="T3">SecurityContextH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0.033cm" svg:height="1.27cm" svg:x="10.497cm" svg:y="12.286cm">
          <text:p text:style-name="P2"><text:span text:style-name="T3">C</text:span><text:span text:style-name="T3">o</text:span><text:span text:style-name="T3">n</text:span><text:span text:style-name="T3">ti</text:span><text:span text:style-name="T3">n</text:span><text:span text:style-name="T3">u</text:span><text:span text:style-name="T3">e </text:span><text:span text:style-name="T3">A</text:span><text:span text:style-name="T3">p</text:span><text:span text:style-name="T3">p</text:span><text:span text:style-name="T3">li</text:span><text:span text:style-name="T3">c</text:span><text:span text:style-name="T3">a</text:span><text:span text:style-name="T3">ti</text:span><text:span text:style-name="T3">o</text:span><text:span text:style-name="T3">n</text:span></text:p>
          <draw:enhanced-geometry svg:viewBox="0 0 21600 21600" draw:type="rectangle" draw:enhanced-path="M 0 0 L 21600 0 21600 21600 0 21600 0 0 Z N"/>
        </draw:custom-shape>
        <draw:line draw:style-name="gr16" draw:text-style-name="P4" xml:id="id1" draw:id="id1" draw:layer="layout" svg:x1="8.777cm" svg:y1="4.332cm" svg:x2="10.174cm" svg:y2="4.332cm">
          <text:p/>
        </draw:line>
        <draw:line draw:style-name="gr11" draw:text-style-name="P4" xml:id="id2" draw:id="id2" draw:layer="layout" svg:x1="15.654cm" svg:y1="0.395cm" svg:x2="15.624cm" svg:y2="4.175cm">
          <text:p/>
        </draw:line>
        <draw:custom-shape draw:style-name="gr17" draw:text-style-name="P7" draw:layer="layout" svg:width="7.29cm" svg:height="1.27cm" svg:x="1.106cm" svg:y="10.254cm">
          <text:p text:style-name="P2"><text:span text:style-name="T3">SecurityContextHolde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7.295cm" svg:height="1.538cm" svg:x="1.074cm" svg:y="12.254cm">
          <text:p text:style-name="P2"><text:span text:style-name="T3">Authentication</text:span><text:span text:style-name="T3"><text:line-break/></text:span><text:span text:style-name="T3">Failure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7.328cm" svg:height="1.621cm" svg:x="12.087cm" svg:y="0.776cm">
          <text:p text:style-name="P2"><text:span text:style-name="T3">BearerToken</text:span><text:span text:style-name="T3"><text:line-break/></text:span><text:span text:style-name="T3">Authentication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0.635cm" svg:height="0.635cm" svg:x="10.986cm" svg:y="1.37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5.554cm" svg:y1="5.55cm" svg:x2="15.554cm" svg:y2="7.074cm">
          <text:p/>
        </draw:line>
        <draw:custom-shape draw:style-name="gr20" draw:text-style-name="P8" draw:layer="layout" svg:width="0.635cm" svg:height="0.635cm" svg:x="14.686cm" svg:y="2.77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35cm" svg:height="0.635cm" svg:x="4.386cm" svg:y="8.47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35cm" svg:height="0.635cm" svg:x="15.212cm" svg:y="8.405cm">
          <text:p text:style-name="P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line-skew="0.471cm" svg:x1="10.174cm" svg:y1="4.332cm" svg:x2="15.639cm" svg:y2="0.395cm" draw:start-shape="id1" draw:start-glue-point="1" draw:end-shape="id2" draw:end-glue-point="0" svg:d="M10174 4332v-3967h5465v30" svg:viewBox="0 0 5466 3968">
          <text:p/>
        </draw:connector>
        <draw:connector draw:style-name="gr21" draw:text-style-name="P2" draw:layer="layout" svg:x1="4.713cm" svg:y1="7.634cm" svg:x2="14.979cm" svg:y2="7.635cm" draw:start-shape="id3" draw:start-glue-point="0" draw:end-shape="id4" draw:end-glue-point="5" svg:d="M4713 7634h5208v1h5058" svg:viewBox="0 0 10267 2">
          <text:p/>
        </draw:connector>
        <draw:custom-shape draw:style-name="gr22" draw:text-style-name="P10" draw:layer="layout" svg:width="10.414cm" svg:height="1.524cm" svg:x="21.406cm" svg:y="4.152cm">
          <text:p text:style-name="P9"><text:span text:style-name="T4">Auth</text:span><text:span text:style-name="T4">entic</text:span><text:span text:style-name="T4">ation</text:span><text:span text:style-name="T4">Mana</text:span><text:span text:style-name="T4">gerR</text:span><text:span text:style-name="T4">esolv</text:span><text:span text:style-name="T4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21.279cm" svg:y1="4.912cm" svg:x2="19.628cm" svg:y2="4.9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03:31.607019696</meta:creation-date>
    <meta:editing-duration>PT1H25M10S</meta:editing-duration>
    <meta:editing-cycles>11</meta:editing-cycles>
    <meta:generator>LibreOffice/6.0.7.3$Linux_X86_64 LibreOffice_project/00m0$Build-3</meta:generator>
    <dc:date>2020-03-24T13:54:12.284832534</dc:date>
    <meta:document-statistic meta:object-count="34"/>
    <meta:template xlink:type="simple" xlink:actuate="onRequest" xlink:title="palette" xlink:href="../../../../../../../../../../../../../Templates/Spring/palette.otg" meta:date="2020-02-27T13:48:36.215788751"/>
  </office:meta>
</office:document-meta>
</file>